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tat ( <text:span text:style-name="T1">etat_id</text:span>, libelle ) </text:p>
      <text:p text:style-name="Standard">utilisateur ( <text:span text:style-name="T1">utilisateur_id</text:span>, login, email, password, role, nom, est_actif ) </text:p>
      <text:p text:style-name="Standard">materiau ( <text:span text:style-name="T1">materiau_id,</text:span> libelle_materiau ) </text:p>
      <text:p text:style-name="Standard">type_meuble ( <text:span text:style-name="T1">type_meuble_id</text:span>, libelle_type_meuble ) </text:p>
      <text:p text:style-name="Standard">meuble ( <text:span text:style-name="T1">meuble_id</text:span>, nom_meuble, largeur, hauteur, prix_meuble, fournisseur, marque, photo, stock, #materiau_id, #type_meuble_id ) </text:p>
      <text:p text:style-name="Standard">commande ( <text:span text:style-name="T1">commande_id</text:span>, date_achat, #utilisateur_id, #etat_id ) </text:p>
      <text:p text:style-name="Standard">ligne_commande ( <text:span text:style-name="T1">#commande_id, #meuble_id,</text:span> prix, quantite ) </text:p>
      <text:p text:style-name="Standard">ligne_panier ( <text:span text:style-name="T1">#utilisateur_id, #meuble_id,</text:span> quantite, date_ajout )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7T21:41:11.760687719</meta:creation-date>
    <dc:date>2026-01-27T21:43:35.006307519</dc:date>
    <meta:editing-duration>PT2M23S</meta:editing-duration>
    <meta:editing-cycles>1</meta:editing-cycles>
    <meta:document-statistic meta:table-count="0" meta:image-count="0" meta:object-count="0" meta:page-count="1" meta:paragraph-count="8" meta:word-count="60" meta:character-count="519" meta:non-whitespace-character-count="459"/>
    <meta:generator>LibreOffice/25.8.4.2$Linux_X86_64 LibreOffice_project/0366609b1de41a39e1896ae41e33c673f2a73802</meta:generator>
  </office:meta>
</office:document-meta>
</file>